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361in" style:rel-column-width="4270*"/>
    </style:style>
    <style:style style:name="Table1.B" style:family="table-column">
      <style:table-column-properties style:column-width="2.9097in" style:rel-column-width="28490*"/>
    </style:style>
    <style:style style:name="Table1.C" style:family="table-column">
      <style:table-column-properties style:column-width="0.2507in" style:rel-column-width="2454*"/>
    </style:style>
    <style:style style:name="Table1.D" style:family="table-column">
      <style:table-column-properties style:column-width="3.0965in" style:rel-column-width="303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2.9097in" style:rel-column-width="28490*"/>
    </style:style>
    <style:style style:name="Table2.C" style:family="table-column">
      <style:table-column-properties style:column-width="0.2507in" style:rel-column-width="2454*"/>
    </style:style>
    <style:style style:name="Table2.D" style:family="table-column">
      <style:table-column-properties style:column-width="3.0965in" style:rel-column-width="3032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2cd08" officeooo:paragraph-rsid="01b2cd08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16c0" officeooo:paragraph-rsid="01b516c0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16c0" officeooo:paragraph-rsid="01be5fde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16c0" officeooo:paragraph-rsid="01c0a81c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16c0" officeooo:paragraph-rsid="01c27527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16c0" officeooo:paragraph-rsid="01c4566e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16c0" officeooo:paragraph-rsid="01c82fe0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895e" officeooo:paragraph-rsid="01b5895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895e" officeooo:paragraph-rsid="01be5fd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895e" officeooo:paragraph-rsid="01c0a81c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895e" officeooo:paragraph-rsid="01c27527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895e" officeooo:paragraph-rsid="01c4566e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895e" officeooo:paragraph-rsid="01c82fe0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97a95" officeooo:paragraph-rsid="01b97a95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97a95" officeooo:paragraph-rsid="01be5fde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97a95" officeooo:paragraph-rsid="01c0a81c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97a95" officeooo:paragraph-rsid="01c27527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97a95" officeooo:paragraph-rsid="01c4566e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97a95" officeooo:paragraph-rsid="01c82fe0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c8c6c8" officeooo:paragraph-rsid="01c8c6c8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c8c6c8" officeooo:paragraph-rsid="01d94447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c8c6c8" officeooo:paragraph-rsid="01dc8fce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c8c6c8" officeooo:paragraph-rsid="01e0198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c8c6c8" officeooo:paragraph-rsid="01e10b9f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4074e" officeooo:paragraph-rsid="01b4074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e9262e" officeooo:paragraph-rsid="01e71ed9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f2687a" officeooo:paragraph-rsid="01f2687a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eac9aa" officeooo:paragraph-rsid="01eac9aa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ec9bae" officeooo:paragraph-rsid="01ec9bae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f07e6a" officeooo:paragraph-rsid="01f07e6a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f4c9ae" officeooo:paragraph-rsid="01f4c9ae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f5282f" officeooo:paragraph-rsid="01f5282f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22ba8ff" officeooo:paragraph-rsid="022ba8ff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normal" officeooo:rsid="01e71ed9" officeooo:paragraph-rsid="01e71ed9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normal" officeooo:rsid="01ac9eb1" officeooo:paragraph-rsid="01ac9eb1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08906eb" officeooo:paragraph-rsid="008906eb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8906eb" officeooo:paragraph-rsid="00ce5c7a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8906eb" officeooo:paragraph-rsid="011f3322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8906eb" officeooo:paragraph-rsid="0126af32" style:font-size-asian="10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ad25b3" officeooo:paragraph-rsid="00ad25b3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b1138d" officeooo:paragraph-rsid="00b1138d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b6f425" officeooo:paragraph-rsid="00b9acda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c2efc1" officeooo:paragraph-rsid="00c8e73c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c4ab89" officeooo:paragraph-rsid="00cc21ad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size="10pt" fo:font-weight="normal" officeooo:rsid="00c4ab89" officeooo:paragraph-rsid="00ce5c7a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normal" officeooo:rsid="00d7fe3f" officeooo:paragraph-rsid="00dbf1a9" style:font-size-asian="10pt" style:font-weight-asian="normal" style:font-size-complex="10pt" style:font-weight-complex="normal"/>
    </style:style>
    <style:style style:name="P47" style:family="paragraph" style:parent-style-name="Standard">
      <style:text-properties fo:font-size="10pt" fo:font-weight="normal" officeooo:rsid="00d7fe3f" officeooo:paragraph-rsid="00de411a" style:font-size-asian="10pt" style:font-weight-asian="normal" style:font-size-complex="10pt" style:font-weight-complex="normal"/>
    </style:style>
    <style:style style:name="P48" style:family="paragraph" style:parent-style-name="Standard">
      <style:text-properties fo:font-size="10pt" fo:font-weight="normal" officeooo:rsid="00d9e7a2" officeooo:paragraph-rsid="00deabec" style:font-size-asian="10pt" style:font-weight-asian="normal" style:font-size-complex="10pt" style:font-weight-complex="normal"/>
    </style:style>
    <style:style style:name="P49" style:family="paragraph" style:parent-style-name="Standard">
      <style:text-properties fo:font-size="10pt" fo:font-weight="normal" officeooo:rsid="010aeec9" officeooo:paragraph-rsid="008906eb" style:font-size-asian="10pt" style:font-weight-asian="normal" style:font-size-complex="10pt" style:font-weight-complex="normal"/>
    </style:style>
    <style:style style:name="P50" style:family="paragraph" style:parent-style-name="Standard">
      <style:text-properties fo:font-size="10pt" fo:font-weight="normal" officeooo:rsid="0118105a" officeooo:paragraph-rsid="0118105a" style:font-size-asian="10pt" style:font-weight-asian="normal" style:font-size-complex="10pt" style:font-weight-complex="normal"/>
    </style:style>
    <style:style style:name="P51" style:family="paragraph" style:parent-style-name="Standard">
      <style:text-properties fo:font-size="10pt" fo:font-weight="normal" officeooo:rsid="0120bb8f" officeooo:paragraph-rsid="0120bb8f" style:font-size-asian="10pt" style:font-weight-asian="normal" style:font-size-complex="10pt" style:font-weight-complex="normal"/>
    </style:style>
    <style:style style:name="P52" style:family="paragraph" style:parent-style-name="Standard">
      <style:text-properties fo:font-size="10pt" fo:font-weight="normal" officeooo:rsid="0126af32" officeooo:paragraph-rsid="0126af32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size="10pt" fo:font-weight="normal" officeooo:rsid="0126af32" officeooo:paragraph-rsid="01282b80" style:font-size-asian="10pt" style:font-weight-asian="normal" style:font-size-complex="10pt" style:font-weight-complex="normal"/>
    </style:style>
    <style:style style:name="P54" style:family="paragraph" style:parent-style-name="Standard">
      <style:text-properties fo:font-size="10pt" fo:font-weight="normal" officeooo:rsid="012a2da9" officeooo:paragraph-rsid="012b82c7" style:font-size-asian="10pt" style:font-weight-asian="normal" style:font-size-complex="10pt" style:font-weight-complex="normal"/>
    </style:style>
    <style:style style:name="P55" style:family="paragraph" style:parent-style-name="Standard">
      <style:text-properties fo:font-size="10pt" fo:font-weight="normal" officeooo:rsid="012a2da9" officeooo:paragraph-rsid="012a2da9" style:font-size-asian="10pt" style:font-weight-asian="normal" style:font-size-complex="10pt" style:font-weight-complex="normal"/>
    </style:style>
    <style:style style:name="P56" style:family="paragraph" style:parent-style-name="Standard">
      <style:text-properties fo:font-size="10pt" fo:font-weight="normal" officeooo:rsid="012ccb86" officeooo:paragraph-rsid="01312efb" style:font-size-asian="10pt" style:font-weight-asian="normal" style:font-size-complex="10pt" style:font-weight-complex="normal"/>
    </style:style>
    <style:style style:name="P57" style:family="paragraph" style:parent-style-name="Standard">
      <style:text-properties fo:font-size="10pt" fo:font-weight="normal" officeooo:rsid="012ddd79" officeooo:paragraph-rsid="013633fb" style:font-size-asian="10pt" style:font-weight-asian="normal" style:font-size-complex="10pt" style:font-weight-complex="normal"/>
    </style:style>
    <style:style style:name="P58" style:family="paragraph" style:parent-style-name="Standard">
      <style:text-properties fo:font-size="10pt" fo:font-weight="normal" officeooo:rsid="012ddd79" officeooo:paragraph-rsid="013947d1" style:font-size-asian="10pt" style:font-weight-asian="normal" style:font-size-complex="10pt" style:font-weight-complex="normal"/>
    </style:style>
    <style:style style:name="P59" style:family="paragraph" style:parent-style-name="Standard">
      <style:text-properties fo:font-size="10pt" fo:font-weight="normal" officeooo:rsid="013c1d09" officeooo:paragraph-rsid="01444d19" style:font-size-asian="10pt" style:font-weight-asian="normal" style:font-size-complex="10pt" style:font-weight-complex="normal"/>
    </style:style>
    <style:style style:name="P60" style:family="paragraph" style:parent-style-name="Standard">
      <style:text-properties fo:font-size="10pt" fo:font-weight="normal" officeooo:rsid="013defdd" officeooo:paragraph-rsid="01476fd6" style:font-size-asian="10pt" style:font-weight-asian="normal" style:font-size-complex="10pt" style:font-weight-complex="normal"/>
    </style:style>
    <style:style style:name="P61" style:family="paragraph" style:parent-style-name="Standard">
      <style:text-properties fo:font-size="10pt" fo:font-weight="normal" officeooo:rsid="013f4219" officeooo:paragraph-rsid="01495523" style:font-size-asian="10pt" style:font-weight-asian="normal" style:font-size-complex="10pt" style:font-weight-complex="normal"/>
    </style:style>
    <style:style style:name="P62" style:family="paragraph" style:parent-style-name="Standard">
      <style:text-properties fo:font-size="10pt" fo:font-weight="normal" officeooo:rsid="01fc20d1" officeooo:paragraph-rsid="01fc20d1" style:font-size-asian="10pt" style:font-weight-asian="normal" style:font-size-complex="10pt" style:font-weight-complex="normal"/>
    </style:style>
    <style:style style:name="P63" style:family="paragraph" style:parent-style-name="Standard">
      <style:text-properties fo:font-size="10pt" fo:font-weight="normal" officeooo:rsid="01fd9dc4" officeooo:paragraph-rsid="01fd9dc4" style:font-size-asian="10pt" style:font-weight-asian="normal" style:font-size-complex="10pt" style:font-weight-complex="normal"/>
    </style:style>
    <style:style style:name="P64" style:family="paragraph" style:parent-style-name="Standard">
      <style:text-properties fo:font-size="10pt" fo:font-weight="normal" officeooo:rsid="01ff08d8" officeooo:paragraph-rsid="01ff08d8" style:font-size-asian="10pt" style:font-weight-asian="normal" style:font-size-complex="10pt" style:font-weight-complex="normal"/>
    </style:style>
    <style:style style:name="P65" style:family="paragraph" style:parent-style-name="Standard">
      <style:text-properties fo:font-size="10pt" fo:font-weight="normal" officeooo:rsid="02016ee4" officeooo:paragraph-rsid="02016ee4" style:font-size-asian="10pt" style:font-weight-asian="normal" style:font-size-complex="10pt" style:font-weight-complex="normal"/>
    </style:style>
    <style:style style:name="P66" style:family="paragraph" style:parent-style-name="Standard">
      <style:text-properties fo:font-size="10pt" fo:font-weight="normal" officeooo:rsid="0203aea6" officeooo:paragraph-rsid="0203aea6" style:font-size-asian="10pt" style:font-weight-asian="normal" style:font-size-complex="10pt" style:font-weight-complex="normal"/>
    </style:style>
    <style:style style:name="P67" style:family="paragraph" style:parent-style-name="Standard">
      <style:text-properties fo:font-size="10pt" fo:font-weight="normal" officeooo:rsid="020535be" officeooo:paragraph-rsid="020535be" style:font-size-asian="10pt" style:font-weight-asian="normal" style:font-size-complex="10pt" style:font-weight-complex="normal"/>
    </style:style>
    <style:style style:name="P68" style:family="paragraph" style:parent-style-name="Standard">
      <style:text-properties fo:font-size="10pt" fo:font-weight="normal" officeooo:rsid="024e891b" officeooo:paragraph-rsid="022f5ce6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officeooo:rsid="01ac9eb1" officeooo:paragraph-rsid="01ac9eb1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1ac9eb1" officeooo:paragraph-rsid="01ac9eb1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a9c852" officeooo:paragraph-rsid="01a9c852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font-size="10pt" style:text-underline-style="none" fo:font-weight="normal" officeooo:rsid="02242356" officeooo:paragraph-rsid="023c434f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fo:font-size="10pt" style:text-underline-style="none" fo:font-weight="normal" officeooo:rsid="02242356" officeooo:paragraph-rsid="0242d9d1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fo:font-size="10pt" style:text-underline-style="none" fo:font-weight="normal" officeooo:rsid="0224ea9a" officeooo:paragraph-rsid="02448323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font-size="10pt" fo:font-weight="normal" officeooo:rsid="022adb7c" officeooo:paragraph-rsid="022adb7c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font-size="10pt" fo:font-weight="normal" officeooo:rsid="022adb7c" officeooo:paragraph-rsid="022f5ce6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font-size="10pt" fo:font-weight="normal" officeooo:rsid="02242356" officeooo:paragraph-rsid="02242356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font-size="10pt" fo:font-weight="normal" officeooo:rsid="02299682" officeooo:paragraph-rsid="02299682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size="10pt" fo:font-weight="normal" officeooo:rsid="02299682" officeooo:paragraph-rsid="022f5ce6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fo:font-size="10pt" fo:font-weight="normal" officeooo:rsid="02232445" officeooo:paragraph-rsid="02255f5b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font-size="10pt" fo:font-weight="normal" officeooo:rsid="0224ea9a" officeooo:paragraph-rsid="0224ea9a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fo:font-size="10pt" fo:font-weight="normal" officeooo:paragraph-rsid="022f5ce6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fo:font-size="10pt" fo:font-weight="normal" officeooo:rsid="02236c23" officeooo:paragraph-rsid="02276b37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fo:font-size="10pt" fo:font-weight="normal" officeooo:rsid="0231f903" officeooo:paragraph-rsid="0231f903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fo:font-size="10pt" fo:font-weight="normal" officeooo:rsid="0231f903" officeooo:paragraph-rsid="024954d4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fo:font-size="10pt" fo:font-weight="normal" officeooo:rsid="02371cf2" officeooo:paragraph-rsid="02371cf2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fo:font-size="10pt" fo:font-weight="normal" officeooo:rsid="02342755" officeooo:paragraph-rsid="02342755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size="10pt" fo:font-weight="normal" officeooo:rsid="0238198f" officeooo:paragraph-rsid="0238198f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size="10pt" fo:font-weight="normal" officeooo:rsid="0235a2c6" officeooo:paragraph-rsid="0235a2c6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fo:font-size="10pt" fo:font-weight="normal" officeooo:rsid="0235a2c6" officeooo:paragraph-rsid="02528972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fo:font-size="10pt" fo:font-weight="normal" officeooo:rsid="02364367" officeooo:paragraph-rsid="02364367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fo:font-size="10pt" fo:font-weight="normal" officeooo:rsid="023839ea" officeooo:paragraph-rsid="023839ea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font-size="10pt" fo:font-weight="normal" officeooo:rsid="024a273b" officeooo:paragraph-rsid="024e8b0f" style:font-size-asian="10pt" style:font-weight-asian="normal" style:font-size-complex="10pt" style:font-weight-complex="normal"/>
    </style:style>
    <style:style style:name="T1" style:family="text">
      <style:text-properties officeooo:rsid="008906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906eb" style:font-weight-asian="bold" style:font-weight-complex="bold"/>
    </style:style>
    <style:style style:name="T4" style:family="text">
      <style:text-properties fo:font-weight="bold" officeooo:rsid="010331df" style:font-weight-asian="bold" style:font-weight-complex="bold"/>
    </style:style>
    <style:style style:name="T5" style:family="text">
      <style:text-properties fo:font-weight="bold" officeooo:rsid="01b97a95" style:font-weight-asian="bold" style:font-weight-complex="bold"/>
    </style:style>
    <style:style style:name="T6" style:family="text">
      <style:text-properties fo:font-weight="bold" officeooo:rsid="01b9e7d7" style:font-weight-asian="bold" style:font-weight-complex="bold"/>
    </style:style>
    <style:style style:name="T7" style:family="text">
      <style:text-properties fo:font-weight="bold" officeooo:rsid="01ec9bae" style:font-weight-asian="bold" style:font-weight-complex="bold"/>
    </style:style>
    <style:style style:name="T8" style:family="text">
      <style:text-properties fo:font-weight="bold" officeooo:rsid="01f5282f" style:font-weight-asian="bold" style:font-weight-complex="bold"/>
    </style:style>
    <style:style style:name="T9" style:family="text">
      <style:text-properties officeooo:rsid="00a74ec9"/>
    </style:style>
    <style:style style:name="T10" style:family="text">
      <style:text-properties officeooo:rsid="00a78a1f"/>
    </style:style>
    <style:style style:name="T11" style:family="text">
      <style:text-properties officeooo:rsid="00a7a728"/>
    </style:style>
    <style:style style:name="T12" style:family="text">
      <style:text-properties officeooo:rsid="00abba9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906eb" style:font-weight-asian="normal" style:font-weight-complex="normal"/>
    </style:style>
    <style:style style:name="T15" style:family="text">
      <style:text-properties fo:font-weight="normal" officeooo:rsid="010331df" style:font-weight-asian="normal" style:font-weight-complex="normal"/>
    </style:style>
    <style:style style:name="T16" style:family="text">
      <style:text-properties officeooo:rsid="00c11213"/>
    </style:style>
    <style:style style:name="T17" style:family="text">
      <style:text-properties officeooo:rsid="00d460e8"/>
    </style:style>
    <style:style style:name="T18" style:family="text">
      <style:text-properties officeooo:rsid="00eb1631"/>
    </style:style>
    <style:style style:name="T19" style:family="text">
      <style:text-properties officeooo:rsid="00f10829"/>
    </style:style>
    <style:style style:name="T20" style:family="text">
      <style:text-properties officeooo:rsid="00f2378c"/>
    </style:style>
    <style:style style:name="T21" style:family="text">
      <style:text-properties officeooo:rsid="00f726be"/>
    </style:style>
    <style:style style:name="T22" style:family="text">
      <style:text-properties officeooo:rsid="00f7b034"/>
    </style:style>
    <style:style style:name="T23" style:family="text">
      <style:text-properties officeooo:rsid="01041b96"/>
    </style:style>
    <style:style style:name="T24" style:family="text">
      <style:text-properties officeooo:rsid="010457e4"/>
    </style:style>
    <style:style style:name="T25" style:family="text">
      <style:text-properties officeooo:rsid="010f79f6"/>
    </style:style>
    <style:style style:name="T26" style:family="text">
      <style:text-properties officeooo:rsid="010f9c7d"/>
    </style:style>
    <style:style style:name="T27" style:family="text">
      <style:text-properties officeooo:rsid="0118105a"/>
    </style:style>
    <style:style style:name="T28" style:family="text">
      <style:text-properties officeooo:rsid="011f3322"/>
    </style:style>
    <style:style style:name="T29" style:family="text">
      <style:text-properties officeooo:rsid="01217b8b"/>
    </style:style>
    <style:style style:name="T30" style:family="text">
      <style:text-properties officeooo:rsid="0123cafd"/>
    </style:style>
    <style:style style:name="T31" style:family="text">
      <style:text-properties officeooo:rsid="01252ff1"/>
    </style:style>
    <style:style style:name="T32" style:family="text">
      <style:text-properties officeooo:rsid="0126af32"/>
    </style:style>
    <style:style style:name="T33" style:family="text">
      <style:text-properties officeooo:rsid="012b82c7"/>
    </style:style>
    <style:style style:name="T34" style:family="text">
      <style:text-properties officeooo:rsid="014d28f1"/>
    </style:style>
    <style:style style:name="T35" style:family="text">
      <style:text-properties officeooo:rsid="015200de"/>
    </style:style>
    <style:style style:name="T36" style:family="text">
      <style:text-properties officeooo:rsid="0152ab08"/>
    </style:style>
    <style:style style:name="T37" style:family="text">
      <style:text-properties officeooo:rsid="0156c301"/>
    </style:style>
    <style:style style:name="T38" style:family="text">
      <style:text-properties officeooo:rsid="01583e58"/>
    </style:style>
    <style:style style:name="T39" style:family="text">
      <style:text-properties officeooo:rsid="015870e1"/>
    </style:style>
    <style:style style:name="T40" style:family="text">
      <style:text-properties officeooo:rsid="0162cf26"/>
    </style:style>
    <style:style style:name="T41" style:family="text">
      <style:text-properties officeooo:rsid="0164bc74"/>
    </style:style>
    <style:style style:name="T42" style:family="text">
      <style:text-properties officeooo:rsid="01666503"/>
    </style:style>
    <style:style style:name="T43" style:family="text">
      <style:text-properties officeooo:rsid="016ca9ca"/>
    </style:style>
    <style:style style:name="T44" style:family="text">
      <style:text-properties officeooo:rsid="016e2919"/>
    </style:style>
    <style:style style:name="T45" style:family="text">
      <style:text-properties officeooo:rsid="016eb79a"/>
    </style:style>
    <style:style style:name="T46" style:family="text">
      <style:text-properties officeooo:rsid="0179a9f5"/>
    </style:style>
    <style:style style:name="T47" style:family="text">
      <style:text-properties officeooo:rsid="017a0620"/>
    </style:style>
    <style:style style:name="T48" style:family="text">
      <style:text-properties officeooo:rsid="017a8ea9"/>
    </style:style>
    <style:style style:name="T49" style:family="text">
      <style:text-properties officeooo:rsid="0183608f"/>
    </style:style>
    <style:style style:name="T50" style:family="text">
      <style:text-properties officeooo:rsid="0184a2d1"/>
    </style:style>
    <style:style style:name="T51" style:family="text">
      <style:text-properties officeooo:rsid="0185c7a4"/>
    </style:style>
    <style:style style:name="T52" style:family="text">
      <style:text-properties officeooo:rsid="0188cd94"/>
    </style:style>
    <style:style style:name="T53" style:family="text">
      <style:text-properties officeooo:rsid="0189e17a"/>
    </style:style>
    <style:style style:name="T54" style:family="text">
      <style:text-properties officeooo:rsid="018b1476"/>
    </style:style>
    <style:style style:name="T55" style:family="text">
      <style:text-properties officeooo:rsid="01adf01c"/>
    </style:style>
    <style:style style:name="T56" style:family="text">
      <style:text-properties officeooo:rsid="01b5895e"/>
    </style:style>
    <style:style style:name="T57" style:family="text">
      <style:text-properties officeooo:rsid="01b97a95"/>
    </style:style>
    <style:style style:name="T58" style:family="text">
      <style:text-properties officeooo:rsid="01b9e7d7"/>
    </style:style>
    <style:style style:name="T59" style:family="text">
      <style:text-properties officeooo:rsid="01ec9bae"/>
    </style:style>
    <style:style style:name="T60" style:family="text">
      <style:text-properties officeooo:rsid="01f07e6a"/>
    </style:style>
    <style:style style:name="T61" style:family="text">
      <style:text-properties officeooo:rsid="01f1e4fb"/>
    </style:style>
    <style:style style:name="T62" style:family="text">
      <style:text-properties officeooo:rsid="01f5282f"/>
    </style:style>
    <style:style style:name="T63" style:family="text">
      <style:text-properties officeooo:rsid="01ff08d8"/>
    </style:style>
    <style:style style:name="T64" style:family="text">
      <style:text-properties officeooo:rsid="0209e344"/>
    </style:style>
    <style:style style:name="T65" style:family="text">
      <style:text-properties officeooo:rsid="020ca7bf"/>
    </style:style>
    <style:style style:name="T66" style:family="text">
      <style:text-properties officeooo:rsid="020d2c6b"/>
    </style:style>
    <style:style style:name="T67" style:family="text">
      <style:text-properties officeooo:rsid="020d417e"/>
    </style:style>
    <style:style style:name="T68" style:family="text">
      <style:text-properties officeooo:rsid="020d536d"/>
    </style:style>
    <style:style style:name="T69" style:family="text">
      <style:text-properties officeooo:rsid="020f0d48"/>
    </style:style>
    <style:style style:name="T70" style:family="text">
      <style:text-properties officeooo:rsid="0210bc5d"/>
    </style:style>
    <style:style style:name="T71" style:family="text">
      <style:text-properties officeooo:rsid="02121ea6"/>
    </style:style>
    <style:style style:name="T72" style:family="text">
      <style:text-properties officeooo:rsid="0213ce12"/>
    </style:style>
    <style:style style:name="T73" style:family="text">
      <style:text-properties officeooo:rsid="0228452d"/>
    </style:style>
    <style:style style:name="T74" style:family="text">
      <style:text-properties officeooo:rsid="023cfafb"/>
    </style:style>
    <style:style style:name="T75" style:family="text">
      <style:text-properties officeooo:rsid="023fd017"/>
    </style:style>
    <style:style style:name="T76" style:family="text">
      <style:text-properties officeooo:rsid="02448323"/>
    </style:style>
    <style:style style:name="T77" style:family="text">
      <style:text-properties officeooo:rsid="024954d4"/>
    </style:style>
    <style:style style:name="T78" style:family="text">
      <style:text-properties officeooo:rsid="024dcda2"/>
    </style:style>
    <style:style style:name="T79" style:family="text">
      <style:text-properties officeooo:rsid="0238198f"/>
    </style:style>
    <style:style style:name="T80" style:family="text">
      <style:text-properties officeooo:rsid="02371cf2"/>
    </style:style>
    <style:style style:name="T81" style:family="text">
      <style:text-properties officeooo:rsid="010331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Grammar</text:p>
      <text:p text:style-name="P36"/>
      <text:p text:style-name="P36">1) That man's so unreliable - you can't trust him. ____</text:p>
      <text:p text:style-name="P36">a) Frankly, I wouldn’t work with him.</text:p>
      <text:p text:style-name="P36">b) I wouldn’t work frankly with him.</text:p>
      <text:p text:style-name="P36">c) I wouldn’t frankly work with him.</text:p>
      <text:p text:style-name="P36"/>
      <text:p text:style-name="P36">2) Max __________ for the CIA since 1992.</text:p>
      <text:p text:style-name="P36">a) is working</text:p>
      <text:p text:style-name="P36">b) has been working</text:p>
      <text:p text:style-name="P36">c) works</text:p>
      <text:p text:style-name="P36">d) will work</text:p>
      <text:p text:style-name="P36"/>
      <text:p text:style-name="P36">3) The last time I __________ to Korea, I spent three weeks on Cheju island.</text:p>
      <text:p text:style-name="P36">a) was going</text:p>
      <text:p text:style-name="P36">b) have gone</text:p>
      <text:p text:style-name="P36">c) went</text:p>
      <text:p text:style-name="P36"/>
      <text:p text:style-name="P36">4) Bob __________ to Korea thirteen times.</text:p>
      <text:p text:style-name="P36">a) goes</text:p>
      <text:p text:style-name="P36">b) went</text:p>
      <text:p text:style-name="P36">c) has been</text:p>
      <text:p text:style-name="P36"/>
      <text:p text:style-name="P36">5) Before Jack arrived, Jill ___________ up the hill.</text:p>
      <text:p text:style-name="P36">a) had already gone</text:p>
      <text:p text:style-name="P36">b) has already gone</text:p>
      <text:p text:style-name="P36">c) is already going</text:p>
      <text:p text:style-name="P36"/>
      <text:p text:style-name="P36">6) It __________ every day since I arrived here.</text:p>
      <text:p text:style-name="P36">a) has rained</text:p>
      <text:p text:style-name="P36">b) will rain</text:p>
      <text:p text:style-name="P36">c) rains</text:p>
      <text:p text:style-name="P36">d) rained</text:p>
      <text:p text:style-name="P36"/>
      <text:p text:style-name="P36">7) The fans __________ when the game finally started.</text:p>
      <text:p text:style-name="P36">a) have cheered</text:p>
      <text:p text:style-name="P36">b) will cheer</text:p>
      <text:p text:style-name="P36">c) cheered</text:p>
      <text:p text:style-name="P36">d) cheer</text:p>
      <text:p text:style-name="P36"/>
      <text:p text:style-name="P36">8) The children ____ playing football for two hours before it started raining.</text:p>
      <text:p text:style-name="P36"><text:span text:style-name="T9">a) </text:span>have been</text:p>
      <text:p text:style-name="P36"><text:span text:style-name="T10">b) </text:span>had been</text:p>
      <text:p text:style-name="P36"><text:span text:style-name="T11">c) </text:span>has been</text:p>
      <text:p text:style-name="P36"/>
      <text:p text:style-name="P36"><text:span text:style-name="T12">9</text:span>) We could cook dinner. <text:s/>____ , we could buy some take away food. </text:p>
      <text:p text:style-name="P40">a) <text:s/><text:span text:style-name="T1">Although</text:span></text:p>
      <text:p text:style-name="P41"><text:span text:style-name="T1">b</text:span>) <text:s/><text:span text:style-name="T1">On the other hand</text:span></text:p>
      <text:p text:style-name="P42">c) <text:s/><text:span text:style-name="T1">Therefore</text:span></text:p>
      <text:p text:style-name="P36"/>
      <text:p text:style-name="P36"><text:span text:style-name="T16">10</text:span>) William ____ in South America now. </text:p>
      <text:p text:style-name="P43">a) <text:s/><text:span text:style-name="T1">was living</text:span></text:p>
      <text:p text:style-name="P44">b) <text:s/><text:span text:style-name="T1">will live</text:span></text:p>
      <text:p text:style-name="P45">c) <text:s/><text:span text:style-name="T1">is living</text:span></text:p>
      <text:p text:style-name="P37"/>
      <text:p text:style-name="P36"><text:span text:style-name="T17">11</text:span>) A: I enjoy working on challenging projects at work. </text:p>
      <text:p text:style-name="P36">B: So ____ I!</text:p>
      <text:p text:style-name="P46">a) <text:s/><text:span text:style-name="T1">can</text:span></text:p>
      <text:p text:style-name="P47">b) <text:s/><text:span text:style-name="T1">am</text:span></text:p>
      <text:p text:style-name="P48">c) <text:s/><text:span text:style-name="T1">do</text:span></text:p>
      <text:p text:style-name="P36"/>
      <text:p text:style-name="P36"><text:span text:style-name="T18">12) </text:span>In those days, my father ____ never eat dinner after eight o’clock. </text:p>
      <text:p text:style-name="P36"><text:soft-page-break/><text:span text:style-name="T19">a) </text:span>used to</text:p>
      <text:p text:style-name="P36"><text:span text:style-name="T20">b) </text:span>will</text:p>
      <text:p text:style-name="P36"><text:span text:style-name="T20">c) </text:span>would</text:p>
      <text:p text:style-name="P36"/>
      <text:p text:style-name="P36">7) He ____ finished cooking when we arrived. </text:p>
      <text:p text:style-name="P36"><text:span text:style-name="T21">a) </text:span>had</text:p>
      <text:p text:style-name="P36"><text:span text:style-name="T22">b) </text:span>has</text:p>
      <text:p text:style-name="P36"><text:span text:style-name="T22">c) </text:span>have</text:p>
      <text:p text:style-name="P36"/>
      <text:p text:style-name="P36">8) I wish it ____ the time of year when I could go on holiday. </text:p>
      <text:p text:style-name="P36"><text:span text:style-name="T81">a) </text:span>were</text:p>
      <text:p text:style-name="P36"><text:span text:style-name="T23">b) </text:span>is</text:p>
      <text:p text:style-name="P36"><text:span text:style-name="T24">c) </text:span>will be</text:p>
      <text:p text:style-name="P49"/>
      <text:p text:style-name="P36">9) He is single. He never ____ . </text:p>
      <text:p text:style-name="P36"><text:span text:style-name="T25">a) </text:span>married</text:p>
      <text:p text:style-name="P36"><text:span text:style-name="T26">b) </text:span>marrying</text:p>
      <text:p text:style-name="P36"><text:span text:style-name="T26">c) </text:span>marries</text:p>
      <text:p text:style-name="P36"/>
      <text:p text:style-name="P36">10) ____ you like to go out this evening?</text:p>
      <text:p text:style-name="P50">a) <text:span text:style-name="T1">Will</text:span></text:p>
      <text:p text:style-name="P36"><text:span text:style-name="T27">b) </text:span>Would</text:p>
      <text:p text:style-name="P36"><text:span text:style-name="T27">c) </text:span>Can</text:p>
      <text:p text:style-name="P36"/>
      <text:p text:style-name="P36">11) You ____ to do your homework by tomorrow.</text:p>
      <text:p text:style-name="P38"><text:span text:style-name="T28">a) </text:span>must</text:p>
      <text:p text:style-name="P51">b) <text:span text:style-name="T1">have</text:span></text:p>
      <text:p text:style-name="P36"><text:span text:style-name="T29">c) </text:span>should</text:p>
      <text:p text:style-name="P36"/>
      <text:p text:style-name="P36"><text:span text:style-name="T30">12) </text:span>She reads every day ____ she isn’t serious. </text:p>
      <text:p text:style-name="P36"><text:span text:style-name="T30">a) </text:span>but</text:p>
      <text:p text:style-name="P36"><text:span text:style-name="T30">b) </text:span>because</text:p>
      <text:p text:style-name="P36"><text:span text:style-name="T30">c) </text:span>and</text:p>
      <text:p text:style-name="P36"/>
      <text:p text:style-name="P36">1<text:span text:style-name="T30">3</text:span>) I ____ use to swim much, but now I have my own pool, I swim every day.</text:p>
      <text:p text:style-name="P36"><text:span text:style-name="T31">a) </text:span>didn't</text:p>
      <text:p text:style-name="P36"><text:span text:style-name="T31">b) </text:span>did</text:p>
      <text:p text:style-name="P36"><text:span text:style-name="T31">c) </text:span>don't</text:p>
      <text:p text:style-name="P36"/>
      <text:p text:style-name="P36">1<text:span text:style-name="T31">4</text:span>) I had a shower, ____ I went to bed.</text:p>
      <text:p text:style-name="P52">a) <text:span text:style-name="T1">during</text:span></text:p>
      <text:p text:style-name="P52">b) <text:span text:style-name="T1">then</text:span></text:p>
      <text:p text:style-name="P52">c) <text:span text:style-name="T1">until</text:span></text:p>
      <text:p text:style-name="P39"/>
      <text:p text:style-name="P36">1<text:span text:style-name="T32">5</text:span>) Excuse me, I’m lost. ____ you help me?</text:p>
      <text:p text:style-name="P52">a) <text:s/><text:span text:style-name="T1">Shall</text:span></text:p>
      <text:p text:style-name="P52">b) <text:s/><text:span text:style-name="T1">Could</text:span></text:p>
      <text:p text:style-name="P53">c) <text:s/><text:span text:style-name="T1">Should</text:span></text:p>
      <text:p text:style-name="P36"/>
      <text:p text:style-name="P36">16) The film starts ____ half past four.</text:p>
      <text:p text:style-name="P54">a) <text:span text:style-name="T1">on</text:span></text:p>
      <text:p text:style-name="P54">b) <text:span text:style-name="T1">at</text:span></text:p>
      <text:p text:style-name="P55">c) <text:span text:style-name="T33">in</text:span></text:p>
      <text:p text:style-name="P36"/>
      <text:p text:style-name="P36">17) I just heard they are ____ get married in June.</text:p>
      <text:p text:style-name="P56">a) <text:span text:style-name="T1">going to</text:span></text:p>
      <text:p text:style-name="P57">b) <text:span text:style-name="T1">going</text:span> </text:p>
      <text:p text:style-name="P58">c) <text:span text:style-name="T1">go to</text:span></text:p>
      <text:p text:style-name="P36"/>
      <text:p text:style-name="P36">18) We ____ have caught the early train, as the football match was delayed.</text:p>
      <text:p text:style-name="P59">a) <text:span text:style-name="T1">didn't</text:span></text:p>
      <text:p text:style-name="P60">b) <text:span text:style-name="T1">needn't</text:span></text:p>
      <text:p text:style-name="P61"><text:soft-page-break/>c) <text:span text:style-name="T1">mustn't</text:span></text:p>
      <text:p text:style-name="P36"/>
      <text:p text:style-name="P36">19) Go to the end of the street and turn ____ right.</text:p>
      <text:p text:style-name="P36"><text:span text:style-name="T34">a) </text:span>( - )</text:p>
      <text:p text:style-name="P36"><text:span text:style-name="T35">b) </text:span>on</text:p>
      <text:p text:style-name="P36"><text:span text:style-name="T36">c) </text:span>to</text:p>
      <text:p text:style-name="P36"/>
      <text:p text:style-name="P36">20) I don't think it's right ____ children to play with toy guns.</text:p>
      <text:p text:style-name="P36"><text:span text:style-name="T37">a) </text:span>to</text:p>
      <text:p text:style-name="P36"><text:span text:style-name="T38">b) </text:span>that</text:p>
      <text:p text:style-name="P36"><text:span text:style-name="T39">c) </text:span>for</text:p>
      <text:p text:style-name="P36"/>
      <text:p text:style-name="P36">21) He ____ in Cairo.</text:p>
      <text:p text:style-name="P36"><text:span text:style-name="T40">a) </text:span>living</text:p>
      <text:p text:style-name="P36"><text:span text:style-name="T41">b) </text:span>lives</text:p>
      <text:p text:style-name="P36"><text:span text:style-name="T42">c) </text:span>live</text:p>
      <text:p text:style-name="P36"/>
      <text:p text:style-name="P36">22) I ____ to work when I saw Steve.</text:p>
      <text:p text:style-name="P36"><text:span text:style-name="T43">a) </text:span>going</text:p>
      <text:p text:style-name="P36"><text:span text:style-name="T44">b) </text:span>went</text:p>
      <text:p text:style-name="P36"><text:span text:style-name="T45">c) </text:span>was going</text:p>
      <text:p text:style-name="P36"/>
      <text:p text:style-name="P36">23) How much ____ the train to Santiago cost?</text:p>
      <text:p text:style-name="P36"><text:span text:style-name="T46">a) </text:span>does</text:p>
      <text:p text:style-name="P36"><text:span text:style-name="T47">b) </text:span>do</text:p>
      <text:p text:style-name="P36"><text:span text:style-name="T48">c) </text:span>is</text:p>
      <text:p text:style-name="P36"/>
      <text:p text:style-name="P36">24) If you were a better cook, you ____ need to eat out all the time.</text:p>
      <text:p text:style-name="P36"><text:span text:style-name="T49">a) </text:span>won't</text:p>
      <text:p text:style-name="P36"><text:span text:style-name="T50">b) </text:span>wouldn't</text:p>
      <text:p text:style-name="P36"><text:span text:style-name="T51">c) </text:span>hadn't</text:p>
      <text:p text:style-name="P36"/>
      <text:p text:style-name="P36">25) There were ____ than fifty people in the audience last night. </text:p>
      <text:p text:style-name="P36"><text:span text:style-name="T52">a) </text:span>lesser</text:p>
      <text:p text:style-name="P36"><text:span text:style-name="T53">b) </text:span>few</text:p>
      <text:p text:style-name="P36"><text:span text:style-name="T54">c) </text:span>fewer</text:p>
      <text:p text:style-name="P62"/>
      <text:p text:style-name="P62">26) My birthday is ____ the summer.</text:p>
      <text:p text:style-name="P62">a) in</text:p>
      <text:p text:style-name="P62">b) at</text:p>
      <text:p text:style-name="P62">c) on</text:p>
      <text:p text:style-name="P62"/>
      <text:p text:style-name="P63">27) <text:span text:style-name="T63">He _______ me that the machine was broken.</text:span></text:p>
      <text:p text:style-name="P64">a) said </text:p>
      <text:p text:style-name="P64">b) told</text:p>
      <text:p text:style-name="P64">c) spoke</text:p>
      <text:p text:style-name="P64"/>
      <text:p text:style-name="P65">28) My boss says that I __________ to finish the report by Friday.</text:p>
      <text:p text:style-name="P66">a) <text:s/>have</text:p>
      <text:p text:style-name="P66">b) <text:s/>should </text:p>
      <text:p text:style-name="P66">c) <text:s/>must</text:p>
      <text:p text:style-name="P36"/>
      <text:p text:style-name="P67"><text:span text:style-name="T64">29) </text:span>My new computer works _______ faster than my old one.</text:p>
      <text:p text:style-name="P67">a) more </text:p>
      <text:p text:style-name="P67">b) much</text:p>
      <text:p text:style-name="P67">c) many</text:p>
      <text:p text:style-name="P67"/>
      <text:p text:style-name="P67"><text:span text:style-name="T65">30) </text:span>That was an interesting talk. May I _______ a question?</text:p>
      <text:p text:style-name="P67">a) have <text:s/></text:p>
      <text:p text:style-name="P67">b) ask</text:p>
      <text:p text:style-name="P67">c) make</text:p>
      <text:p text:style-name="P67"><text:span text:style-name="T66">31) </text:span>I have worked for this company _______ I left university.</text:p>
      <text:p text:style-name="P67"><text:soft-page-break/>a) since </text:p>
      <text:p text:style-name="P67">b) after</text:p>
      <text:p text:style-name="P67">c) from <text:s/></text:p>
      <text:p text:style-name="P67"/>
      <text:p text:style-name="P67"><text:span text:style-name="T67">32) </text:span>If I ________ you were in hospital, I would have visited you.</text:p>
      <text:p text:style-name="P67">a) could know </text:p>
      <text:p text:style-name="P67">b) had known</text:p>
      <text:p text:style-name="P67">c) knew</text:p>
      <text:p text:style-name="P67"/>
      <text:p text:style-name="P67"><text:span text:style-name="T68">33) </text:span>We were late for our plane because of _______ traffic.</text:p>
      <text:p text:style-name="P67">a) heavy </text:p>
      <text:p text:style-name="P67">b) thick</text:p>
      <text:p text:style-name="P67">c) strong</text:p>
      <text:p text:style-name="P67"/>
      <text:p text:style-name="P67"><text:span text:style-name="T69">34) </text:span>He did rather _______ on the test and got eight out of ten.</text:p>
      <text:p text:style-name="P67">a) fine </text:p>
      <text:p text:style-name="P67">b) good</text:p>
      <text:p text:style-name="P67">c) well</text:p>
      <text:p text:style-name="P67"/>
      <text:p text:style-name="P67"><text:span text:style-name="T70">35) </text:span>Attention! Please stand ________ of the doors.</text:p>
      <text:p text:style-name="P67">a) away </text:p>
      <text:p text:style-name="P67">b) clear</text:p>
      <text:p text:style-name="P67">c) far</text:p>
      <text:p text:style-name="P67"/>
      <text:p text:style-name="P67"><text:span text:style-name="T71">36) </text:span>They offered him the job, but he turned it ______.</text:p>
      <text:p text:style-name="P67">a) off </text:p>
      <text:p text:style-name="P67">b) away</text:p>
      <text:p text:style-name="P67">c) down</text:p>
      <text:p text:style-name="P67"/>
      <text:p text:style-name="P67"><text:span text:style-name="T72">37) </text:span>We had great weather and fantastic food! ______, it was a wonderful holiday.</text:p>
      <text:p text:style-name="P67">a) All in all </text:p>
      <text:p text:style-name="P67">b) All for all</text:p>
      <text:p text:style-name="P67">c) All and all</text:p>
      <text:p text:style-name="P69"/>
      <text:p text:style-name="P69"/>
      <text:p text:style-name="P35">Vo<text:span text:style-name="T55">cabulary</text:span></text:p>
      <text:p text:style-name="P70"/>
      <text:p text:style-name="P1">Big</text:p>
      <text:p text:style-name="P1"/>
      <text:p text:style-name="P2">a) <text:span text:style-name="T56">go</text:span></text:p>
      <text:p text:style-name="P8">b) begin</text:p>
      <text:p text:style-name="P8">c) <text:span text:style-name="T57">plan</text:span></text:p>
      <text:p text:style-name="P8">d) <text:span text:style-name="T57">listen</text:span></text:p>
      <text:p text:style-name="P8">e) <text:span text:style-name="T57">read</text:span></text:p>
      <text:p text:style-name="P8">f) <text:s/><text:span text:style-name="T57">run</text:span></text:p>
      <text:p text:style-name="P8">g) <text:span text:style-name="T57">choose</text:span></text:p>
      <text:p text:style-name="P14">h) <text:span text:style-name="T58">speak</text:span></text:p>
      <text:p text:style-name="P14">I) <text:s/><text:span text:style-name="T58">end</text:span></text:p>
      <text:p text:style-name="P14">j) <text:s/><text:span text:style-name="T58">get</text:span></text:p>
      <text:p text:style-name="P20">k) lar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Study</text:p>
      <text:p text:style-name="P3">a) <text:span text:style-name="T56">go</text:span></text:p>
      <text:p text:style-name="P9"><text:soft-page-break/>b) begin</text:p>
      <text:p text:style-name="P9">c) <text:span text:style-name="T57">plan</text:span></text:p>
      <text:p text:style-name="P9">d) <text:span text:style-name="T57">listen</text:span></text:p>
      <text:p text:style-name="P9">e) <text:span text:style-name="T57">read</text:span></text:p>
      <text:p text:style-name="P9">f) <text:s/><text:span text:style-name="T57">run</text:span></text:p>
      <text:p text:style-name="P9">g) <text:span text:style-name="T57">choose</text:span></text:p>
      <text:p text:style-name="P15">h) <text:span text:style-name="T58">speak</text:span></text:p>
      <text:p text:style-name="P15">I) <text:s/><text:span text:style-name="T58">end</text:span></text:p>
      <text:p text:style-name="P15">j) <text:s/><text:span text:style-name="T58">get</text:span></text:p>
      <text:p text:style-name="P21">k) large</text:p>
      <text:p text:style-name="P15"/>
      <text:p text:style-name="P25">Receive</text:p>
      <text:p text:style-name="P4">a) <text:span text:style-name="T56">go</text:span></text:p>
      <text:p text:style-name="P10">b) begin</text:p>
      <text:p text:style-name="P10">c) <text:span text:style-name="T57">plan</text:span></text:p>
      <text:p text:style-name="P10">d) <text:span text:style-name="T57">listen</text:span></text:p>
      <text:p text:style-name="P10">e) <text:span text:style-name="T57">read</text:span></text:p>
      <text:p text:style-name="P10">f) <text:s/><text:span text:style-name="T57">run</text:span></text:p>
      <text:p text:style-name="P10">g) <text:span text:style-name="T57">choose</text:span></text:p>
      <text:p text:style-name="P16">h) <text:span text:style-name="T58">speak</text:span></text:p>
      <text:p text:style-name="P16">I) <text:s/><text:span text:style-name="T58">end</text:span></text:p>
      <text:p text:style-name="P16">j) <text:s/><text:span text:style-name="T58">get</text:span></text:p>
      <text:p text:style-name="P22">k) large</text:p>
      <text:p text:style-name="P22"/>
      <text:p text:style-name="P25">Start</text:p>
      <text:p text:style-name="P25"/>
      <text:p text:style-name="P5">a) <text:span text:style-name="T56">go</text:span></text:p>
      <text:p text:style-name="P11">b) begin</text:p>
      <text:p text:style-name="P11">c) <text:span text:style-name="T57">plan</text:span></text:p>
      <text:p text:style-name="P11">d) <text:span text:style-name="T57">listen</text:span></text:p>
      <text:p text:style-name="P11">e) <text:span text:style-name="T57">read</text:span></text:p>
      <text:p text:style-name="P11">f) <text:s/><text:span text:style-name="T57">run</text:span></text:p>
      <text:p text:style-name="P11">g) <text:span text:style-name="T57">choose</text:span></text:p>
      <text:p text:style-name="P17">h) <text:span text:style-name="T58">speak</text:span></text:p>
      <text:p text:style-name="P17">I) <text:s/><text:span text:style-name="T58">end</text:span></text:p>
      <text:p text:style-name="P17">j) <text:s/><text:span text:style-name="T58">get</text:span></text:p>
      <text:p text:style-name="P23">k) large</text:p>
      <text:p text:style-name="P17"/>
      <text:p text:style-name="P17"/>
      <text:p text:style-name="P25">Talk</text:p>
      <text:p text:style-name="P25"/>
      <text:p text:style-name="P6">a) <text:span text:style-name="T56">go</text:span></text:p>
      <text:p text:style-name="P12">b) begin</text:p>
      <text:p text:style-name="P12">c) <text:span text:style-name="T57">plan</text:span></text:p>
      <text:p text:style-name="P12">d) <text:span text:style-name="T57">listen</text:span></text:p>
      <text:p text:style-name="P12">e) <text:span text:style-name="T57">read</text:span></text:p>
      <text:p text:style-name="P12">f) <text:s/><text:span text:style-name="T57">run</text:span></text:p>
      <text:p text:style-name="P12">g) <text:span text:style-name="T57">choose</text:span></text:p>
      <text:p text:style-name="P18">h) <text:span text:style-name="T58">speak</text:span></text:p>
      <text:p text:style-name="P18">I) <text:s/><text:span text:style-name="T58">end</text:span></text:p>
      <text:p text:style-name="P18">j) <text:s/><text:span text:style-name="T58">get</text:span></text:p>
      <text:p text:style-name="P24">k) large</text:p>
      <text:p text:style-name="P18"/>
      <text:p text:style-name="P25">Pick</text:p>
      <text:p text:style-name="P25"/>
      <text:p text:style-name="P7">a) <text:span text:style-name="T56">go</text:span></text:p>
      <text:p text:style-name="P13">b) begin</text:p>
      <text:p text:style-name="P13">c) <text:span text:style-name="T57">plan</text:span></text:p>
      <text:p text:style-name="P13">d) <text:span text:style-name="T57">listen</text:span></text:p>
      <text:p text:style-name="P13">e) <text:span text:style-name="T57">read</text:span></text:p>
      <text:p text:style-name="P13">f) <text:s/><text:span text:style-name="T57">run</text:span></text:p>
      <text:p text:style-name="P13">g) <text:span text:style-name="T57">choose</text:span></text:p>
      <text:p text:style-name="P19"><text:soft-page-break/>h) <text:span text:style-name="T58">speak</text:span></text:p>
      <text:p text:style-name="P19">I) <text:s/><text:span text:style-name="T58">end</text:span></text:p>
      <text:p text:style-name="P19">j) <text:s/><text:span text:style-name="T58">get</text:span></text:p>
      <text:p text:style-name="P24">k) large</text:p>
      <text:p text:style-name="P34">Synonym</text:p>
      <text:p text:style-name="P26"/>
      <text:p text:style-name="P27">Drivers need to remain __________ when in charge of a car.</text:p>
      <text:p text:style-name="P27"/>
      <text:p text:style-name="P28">a) <text:span text:style-name="T59">awkward</text:span></text:p>
      <text:p text:style-name="P28">b) <text:span text:style-name="T59">ancient</text:span></text:p>
      <text:p text:style-name="P28">c) <text:span text:style-name="T59">ahead</text:span></text:p>
      <text:p text:style-name="P28">d) <text:span text:style-name="T59">adequate</text:span></text:p>
      <text:p text:style-name="P28">e) <text:span text:style-name="T59">articulate</text:span></text:p>
      <text:p text:style-name="P28">f) <text:s/><text:span text:style-name="T59">alert</text:span></text:p>
      <text:p text:style-name="P28">g) <text:span text:style-name="T59">accurate</text:span></text:p>
      <text:p text:style-name="P29">h) <text:span text:style-name="T60">abroad</text:span></text:p>
      <text:p text:style-name="P30">I) <text:s/>adult</text:p>
      <text:p text:style-name="P30">j) <text:s/><text:span text:style-name="T61">aggressive</text:span> </text:p>
      <text:p text:style-name="P30"/>
      <text:p text:style-name="P30"/>
      <text:p text:style-name="P31">To get someone is to </text:p>
      <text:p text:style-name="P31"/>
      <text:p text:style-name="P31">a) <text:span text:style-name="T62">attend</text:span></text:p>
      <text:p text:style-name="P31">b) <text:span text:style-name="T62">assemble</text:span></text:p>
      <text:p text:style-name="P31">c) <text:span text:style-name="T62">approach</text:span></text:p>
      <text:p text:style-name="P31">d) <text:span text:style-name="T62">arrive</text:span></text:p>
      <text:p text:style-name="P31">e) <text:span text:style-name="T62">admit</text:span></text:p>
      <text:p text:style-name="P31">f) <text:s/><text:span text:style-name="T62">announce</text:span></text:p>
      <text:p text:style-name="P31">g) <text:span text:style-name="T62">arrange</text:span></text:p>
      <text:p text:style-name="P32">h) adjust</text:p>
      <text:p text:style-name="P32">I) <text:s/>accept</text:p>
      <text:p text:style-name="P32">j) <text:s/>wrap</text:p>
      <text:p text:style-name="P30"/>
      <text:p text:style-name="P33">Finish each sentence using a word from the list (A to H). Use each word once only.</text:p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5">1</text:p>
          </table:table-cell>
          <table:table-cell table:style-name="Table1.A1" office:value-type="string">
            <text:p text:style-name="P77">To encourage someone is t<text:span text:style-name="T73">o</text:span></text:p>
          </table:table-cell>
          <table:table-cell table:style-name="Table1.A1" office:value-type="string">
            <text:p text:style-name="P78">A</text:p>
          </table:table-cell>
          <table:table-cell table:style-name="Table1.D1" office:value-type="string">
            <text:p text:style-name="P80">gather</text:p>
          </table:table-cell>
        </table:table-row>
        <table:table-row>
          <table:table-cell table:style-name="Table1.A2" office:value-type="string">
            <text:p text:style-name="P75">2</text:p>
          </table:table-cell>
          <table:table-cell table:style-name="Table1.A2" office:value-type="string">
            <text:p text:style-name="P77">To change something is to</text:p>
          </table:table-cell>
          <table:table-cell table:style-name="Table1.A2" office:value-type="string">
            <text:p text:style-name="P78">B</text:p>
          </table:table-cell>
          <table:table-cell table:style-name="Table1.D2" office:value-type="string">
            <text:p text:style-name="P80">urge</text:p>
          </table:table-cell>
        </table:table-row>
        <table:table-row>
          <table:table-cell table:style-name="Table1.A2" office:value-type="string">
            <text:p text:style-name="P75">3</text:p>
          </table:table-cell>
          <table:table-cell table:style-name="Table1.A2" office:value-type="string">
            <text:p text:style-name="P77">To prepare for something is to</text:p>
          </table:table-cell>
          <table:table-cell table:style-name="Table1.A2" office:value-type="string">
            <text:p text:style-name="P78">C</text:p>
          </table:table-cell>
          <table:table-cell table:style-name="Table1.D2" office:value-type="string">
            <text:p text:style-name="P80">refuse</text:p>
          </table:table-cell>
        </table:table-row>
        <table:table-row>
          <table:table-cell table:style-name="Table1.A2" office:value-type="string">
            <text:p text:style-name="P75">4</text:p>
          </table:table-cell>
          <table:table-cell table:style-name="Table1.A2" office:value-type="string">
            <text:p text:style-name="P81">To repair something is to</text:p>
          </table:table-cell>
          <table:table-cell table:style-name="Table1.A2" office:value-type="string">
            <text:p text:style-name="P78">D</text:p>
          </table:table-cell>
          <table:table-cell table:style-name="Table1.D2" office:value-type="string">
            <text:p text:style-name="P80">detach</text:p>
          </table:table-cell>
        </table:table-row>
        <table:table-row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78">E</text:p>
          </table:table-cell>
          <table:table-cell table:style-name="Table1.D2" office:value-type="string">
            <text:p text:style-name="P80">rehearse</text:p>
          </table:table-cell>
        </table:table-row>
        <table:table-row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78">F</text:p>
          </table:table-cell>
          <table:table-cell table:style-name="Table1.D2" office:value-type="string">
            <text:p text:style-name="P84">blame</text:p>
          </table:table-cell>
        </table:table-row>
        <table:table-row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78">G</text:p>
          </table:table-cell>
          <table:table-cell table:style-name="Table1.D2" office:value-type="string">
            <text:p text:style-name="P84">convert</text:p>
          </table:table-cell>
        </table:table-row>
        <table:table-row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78">H</text:p>
          </table:table-cell>
          <table:table-cell table:style-name="Table1.D2" office:value-type="string">
            <text:p text:style-name="P84">mend</text:p>
          </table:table-cell>
        </table:table-row>
      </table:table>
      <text:p text:style-name="P30"/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6">1</text:p>
          </table:table-cell>
          <table:table-cell table:style-name="Table2.A1" office:value-type="string">
            <text:p text:style-name="P85">Bare</text:p>
          </table:table-cell>
          <table:table-cell table:style-name="Table2.A1" office:value-type="string">
            <text:p text:style-name="P79">A</text:p>
          </table:table-cell>
          <table:table-cell table:style-name="Table2.D1" office:value-type="string">
            <text:p text:style-name="P87">Not real</text:p>
          </table:table-cell>
        </table:table-row>
        <table:table-row>
          <table:table-cell table:style-name="Table2.A2" office:value-type="string">
            <text:p text:style-name="P76">2</text:p>
          </table:table-cell>
          <table:table-cell table:style-name="Table2.A2" office:value-type="string">
            <text:p text:style-name="P88">Obscure</text:p>
          </table:table-cell>
          <table:table-cell table:style-name="Table2.A2" office:value-type="string">
            <text:p text:style-name="P79">B</text:p>
          </table:table-cell>
          <table:table-cell table:style-name="Table2.D2" office:value-type="string">
            <text:p text:style-name="P89">Solid</text:p>
          </table:table-cell>
        </table:table-row>
        <table:table-row>
          <table:table-cell table:style-name="Table2.A2" office:value-type="string">
            <text:p text:style-name="P76">3</text:p>
          </table:table-cell>
          <table:table-cell table:style-name="Table2.A2" office:value-type="string">
            <text:p text:style-name="P90">Sore</text:p>
          </table:table-cell>
          <table:table-cell table:style-name="Table2.A2" office:value-type="string">
            <text:p text:style-name="P79">C</text:p>
          </table:table-cell>
          <table:table-cell table:style-name="Table2.D2" office:value-type="string">
            <text:p text:style-name="P89">Plain</text:p>
          </table:table-cell>
        </table:table-row>
        <table:table-row>
          <table:table-cell table:style-name="Table2.A2" office:value-type="string">
            <text:p text:style-name="P76">4</text:p>
          </table:table-cell>
          <table:table-cell table:style-name="Table2.A2" office:value-type="string">
            <text:p text:style-name="P92">Artificial</text:p>
          </table:table-cell>
          <table:table-cell table:style-name="Table2.A2" office:value-type="string">
            <text:p text:style-name="P79">D</text:p>
          </table:table-cell>
          <table:table-cell table:style-name="Table2.D2" office:value-type="string">
            <text:p text:style-name="P89">Rough</text:p>
          </table:table-cell>
        </table:table-row>
        <table:table-row>
          <table:table-cell table:style-name="Table2.A2" office:value-type="string">
            <text:p text:style-name="P83"/>
          </table:table-cell>
          <table:table-cell table:style-name="Table2.A2" office:value-type="string">
            <text:p text:style-name="P83"/>
          </table:table-cell>
          <table:table-cell table:style-name="Table2.A2" office:value-type="string">
            <text:p text:style-name="P79">E</text:p>
          </table:table-cell>
          <table:table-cell table:style-name="Table2.D2" office:value-type="string">
            <text:p text:style-name="P89">Painful</text:p>
          </table:table-cell>
        </table:table-row>
        <table:table-row>
          <table:table-cell table:style-name="Table2.A2" office:value-type="string">
            <text:p text:style-name="P83"/>
          </table:table-cell>
          <table:table-cell table:style-name="Table2.A2" office:value-type="string">
            <text:p text:style-name="P83"/>
          </table:table-cell>
          <table:table-cell table:style-name="Table2.A2" office:value-type="string">
            <text:p text:style-name="P79">F</text:p>
          </table:table-cell>
          <table:table-cell table:style-name="Table2.D2" office:value-type="string">
            <text:p text:style-name="P89">Tight</text:p>
          </table:table-cell>
        </table:table-row>
        <table:table-row>
          <table:table-cell table:style-name="Table2.A2" office:value-type="string">
            <text:p text:style-name="P83"/>
          </table:table-cell>
          <table:table-cell table:style-name="Table2.A2" office:value-type="string">
            <text:p text:style-name="P83"/>
          </table:table-cell>
          <table:table-cell table:style-name="Table2.A2" office:value-type="string">
            <text:p text:style-name="P79">G</text:p>
          </table:table-cell>
          <table:table-cell table:style-name="Table2.D2" office:value-type="string">
            <text:p text:style-name="P89">Not clear</text:p>
          </table:table-cell>
        </table:table-row>
        <table:table-row>
          <table:table-cell table:style-name="Table2.A2" office:value-type="string">
            <text:p text:style-name="P83"/>
          </table:table-cell>
          <table:table-cell table:style-name="Table2.A2" office:value-type="string">
            <text:p text:style-name="P83"/>
          </table:table-cell>
          <table:table-cell table:style-name="Table2.A2" office:value-type="string">
            <text:p text:style-name="P79">H</text:p>
          </table:table-cell>
          <table:table-cell table:style-name="Table2.D2" office:value-type="string">
            <text:p text:style-name="P93">Proud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orgia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eorgia" fo:font-family="Georgia" style:font-family-generic="roman" fo:font-size="18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5:01:46.540590094</meta:creation-date>
    <dc:date>2019-03-26T00:33:19.178514753</dc:date>
    <meta:editing-duration>PT3H31M15S</meta:editing-duration>
    <meta:editing-cycles>378</meta:editing-cycles>
    <meta:generator>LibreOffice/5.1.6.2$Linux_X86_64 LibreOffice_project/10m0$Build-2</meta:generator>
    <meta:document-statistic meta:table-count="2" meta:image-count="0" meta:object-count="0" meta:page-count="6" meta:paragraph-count="322" meta:word-count="1067" meta:character-count="4761" meta:non-whitespace-character-count="3950"/>
  </office:meta>
</office:document-meta>
</file>